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PS Times" svg:font-family="'VPS Times'" style:font-family-generic="roman"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margin-left="0in" fo:margin-right="0in" fo:text-indent="0.5in" style:auto-text-indent="false"/>
    </style:style>
    <style:style style:name="P3" style:family="paragraph" style:parent-style-name="Standard">
      <style:text-properties style:font-name="Times New Roman"/>
    </style:style>
    <style:style style:name="P4" style:family="paragraph" style:parent-style-name="Standard">
      <style:paragraph-properties fo:margin-left="0in" fo:margin-right="0in" fo:text-indent="0.5in" style:auto-text-indent="false"/>
      <style:text-properties style:font-name="Times New Roman"/>
    </style:style>
    <style:style style:name="P5" style:family="paragraph" style:parent-style-name="Standard" style:master-page-name="Converted1">
      <style:paragraph-properties fo:margin-left="0in" fo:margin-right="0in" fo:text-indent="0.5in" style:auto-text-indent="false" style:page-number="auto"/>
      <style:text-properties style:font-name="Times New Roman"/>
    </style:style>
    <style:style style:name="P6" style:family="paragraph" style:parent-style-name="Standard">
      <style:text-properties style:font-name="Times New Roman" fo:font-style="italic" style:font-style-asian="italic"/>
    </style:style>
    <style:style style:name="P7" style:family="paragraph" style:parent-style-name="Standard">
      <style:paragraph-properties fo:break-before="page"/>
      <style:text-properties style:font-name="Times New Roman"/>
    </style:style>
    <style:style style:name="P8" style:family="paragraph" style:parent-style-name="Standard">
      <style:paragraph-properties fo:margin-left="0in" fo:margin-right="-0.0472in" fo:text-indent="0in" style:auto-text-indent="false"/>
      <style:text-properties style:font-name="Times New Roman"/>
    </style:style>
    <style:style style:name="P9" style:family="paragraph" style:parent-style-name="Standard">
      <style:paragraph-properties fo:orphans="0" fo:widows="0"/>
      <style:text-properties style:font-name="Times New Roman"/>
    </style:style>
    <style:style style:name="P10" style:family="paragraph" style:parent-style-name="Standard">
      <style:paragraph-properties fo:text-align="center" style:justify-single-word="false"/>
      <style:text-properties style:font-name="Times New Roman" fo:font-size="10pt" style:font-size-asian="10pt" style:font-size-complex="10pt"/>
    </style:style>
    <style:style style:name="P11" style:family="paragraph" style:parent-style-name="Standard">
      <style:paragraph-properties fo:margin-left="0in" fo:margin-right="0in" fo:text-align="center" style:justify-single-word="false" fo:text-indent="0.5in" style:auto-text-indent="false"/>
      <style:text-properties style:font-name="Times New Roman" fo:font-size="10pt" style:font-size-asian="10pt" style:font-size-complex="10pt"/>
    </style:style>
    <style:style style:name="P12" style:family="paragraph" style:parent-style-name="Standard">
      <style:paragraph-properties fo:margin-left="0.5in" fo:margin-right="0in" fo:text-indent="-0.5in" style:auto-text-indent="false"/>
      <style:text-properties style:font-name="Times New Roman"/>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in" fo:margin-right="0in" fo:text-indent="0.4917in" style:auto-text-indent="false"/>
    </style:style>
    <style:style style:name="P15" style:family="paragraph" style:parent-style-name="Standard">
      <style:text-properties fo:color="#000000" loext:opacity="100%" style:font-name="Times New Roman"/>
    </style:style>
    <style:style style:name="P16" style:family="paragraph" style:parent-style-name="Standard">
      <style:text-properties fo:color="#000000" loext:opacity="100%" style:font-name="Times New Roman" style:text-underline-style="none"/>
    </style:style>
    <style:style style:name="P17" style:family="paragraph" style:parent-style-name="Standard">
      <style:paragraph-properties fo:margin-left="2in" fo:margin-right="0in" fo:text-indent="0.5in" style:auto-text-indent="false"/>
    </style:style>
    <style:style style:name="P18" style:family="paragraph" style:parent-style-name="Standard">
      <style:paragraph-properties fo:margin-left="0in" fo:margin-right="0in" fo:text-indent="0.4902in" style:auto-text-indent="false"/>
    </style:style>
    <style:style style:name="P19" style:family="paragraph" style:parent-style-name="Standard">
      <style:paragraph-properties fo:margin-left="0in" fo:margin-right="0in" fo:orphans="0" fo:widows="0" fo:text-indent="0.4917in" style:auto-text-indent="false"/>
    </style:style>
    <style:style style:name="P20" style:family="paragraph" style:parent-style-name="Standard">
      <style:paragraph-properties fo:orphans="0" fo:widows="0"/>
    </style:style>
    <style:style style:name="P21" style:family="paragraph" style:parent-style-name="Standard">
      <style:paragraph-properties fo:margin-left="0in" fo:margin-right="0in" fo:orphans="0" fo:widows="0" fo:text-indent="0.4902in" style:auto-text-indent="false"/>
    </style:style>
    <style:style style:name="P22" style:family="paragraph" style:parent-style-name="Standard" style:master-page-name="First_20_Page">
      <style:paragraph-properties style:page-number="auto"/>
    </style:style>
    <style:style style:name="P23" style:family="paragraph" style:parent-style-name="Standard">
      <style:paragraph-properties fo:margin-left="0in" fo:margin-right="-0.0472in" fo:text-indent="0in" style:auto-text-indent="false"/>
    </style:style>
    <style:style style:name="P24" style:family="paragraph" style:parent-style-name="Standard">
      <style:paragraph-properties fo:break-before="column"/>
    </style:style>
    <style:style style:name="P25" style:family="paragraph" style:parent-style-name="Standard">
      <style:paragraph-properties fo:margin-left="1.5in" fo:margin-right="0in" fo:text-indent="0.5in" style:auto-text-indent="false"/>
    </style:style>
    <style:style style:name="P26" style:family="paragraph" style:parent-style-name="Standard">
      <style:paragraph-properties fo:margin-left="0.5in" fo:margin-right="0in" fo:text-indent="-0.5in" style:auto-text-indent="false"/>
    </style:style>
    <style:style style:name="P27" style:family="paragraph" style:parent-style-name="Standard">
      <style:paragraph-properties fo:margin-left="0.5in" fo:margin-right="0in" fo:text-indent="0in" style:auto-text-indent="false"/>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style:font-style-complex="italic"/>
    </style:style>
    <style:style style:name="T4" style:family="text">
      <style:text-properties style:font-name="Times New Roman" fo:background-color="#000000"/>
    </style:style>
    <style:style style:name="T5" style:family="text">
      <style:text-properties style:font-name="Times New Roman" fo:language="en" fo:country="GB"/>
    </style:style>
    <style:style style:name="T6" style:family="text">
      <style:text-properties style:font-name="Times New Roman" fo:language="en" fo:country="GB" fo:background-color="#000000"/>
    </style:style>
    <style:style style:name="T7" style:family="text">
      <style:text-properties style:font-name="Times New Roman"/>
    </style:style>
    <style:style style:name="T8" style:family="text">
      <style:text-properties style:font-name="Times New Roman" fo:font-size="18pt" fo:font-style="italic" style:font-size-asian="18pt" style:font-style-asian="italic" style:font-size-complex="18pt"/>
    </style:style>
    <style:style style:name="T9" style:family="text">
      <style:text-properties style:font-name="Times New Roman" fo:font-size="10pt" fo:font-style="italic" style:font-size-asian="10pt" style:font-style-asian="italic" style:font-size-complex="10pt"/>
    </style:style>
    <style:style style:name="T10" style:family="text">
      <style:text-properties style:font-name="Times New Roman" fo:font-size="10pt" style:font-size-asian="10pt" style:font-size-complex="10pt"/>
    </style:style>
    <style:style style:name="T11" style:family="text">
      <style:text-properties fo:color="#000000" loext:opacity="100%" style:font-name="Times New Roman"/>
    </style:style>
    <style:style style:name="T12" style:family="text">
      <style:text-properties fo:color="#000000" loext:opacity="100%" style:font-name="Times New Roman"/>
    </style:style>
    <style:style style:name="T13" style:family="text">
      <style:text-properties fo:color="#000000" loext:opacity="100%" style:font-name="Times New Roman" style:text-underline-style="none"/>
    </style:style>
    <style:style style:name="T14" style:family="text">
      <style:text-properties fo:color="#000000" loext:opacity="100%" style:font-name="Times New Roman" style:text-underline-style="none"/>
    </style:style>
    <style:style style:name="T15" style:family="text">
      <style:text-properties fo:color="#000000" loext:opacity="100%" style:font-name="Times New Roman" fo:font-style="italic" style:text-underline-style="none" style:font-style-asian="italic"/>
    </style:style>
    <style:style style:name="T16" style:family="text">
      <style:text-properties fo:color="#000000" loext:opacity="100%" style:font-name="Times New Roman" fo:font-style="italic" style:text-underline-style="none" style:font-style-asian="italic"/>
    </style:style>
    <style:style style:name="T17" style:family="text">
      <style:text-properties fo:color="#000000" loext:opacity="100%" style:font-name="Times New Roman" fo:font-style="italic" style:text-underline-style="none" style:font-style-asian="italic" style:font-style-complex="italic"/>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style:font-style-complex="italic"/>
    </style:style>
    <style:style style:name="T21" style:family="text">
      <style:text-properties fo:color="#0000ff" loext:opacity="100%" style:font-name="Times New Roman"/>
    </style:style>
    <style:style style:name="T22" style:family="text">
      <style:text-properties style:text-position="super 58%" style:font-name="Times New Roman"/>
    </style:style>
    <style:style style:name="T23" style:family="text"/>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1"><text:span text:style-name="T1">THUS HAVE I HEARD. <text:s/>The Buddhas, bodhisattva-mahasattvas, and their retinues of enlightened beings, tathagatas, bhikshus, once-returners, twice-returners, stream-enterers, sravakas, practitioners of the Way, and other disciples, numerous as atoms in ten thousand Buddha fields of chiliocosms of world systems, were assembled in the Flower Bank World composing the Maitreya Sutra of the Sublime Law of the Future Age. <text:s/>All of the bodhisattva-mahasattvas present in the assemblage had cultivated roots of goodness for countless eons, fulfilling various means of space-time transcendence, attaining the Ten Abodes, the Ten Practices, the Ten Dedications, the Ten Stages, attaining universal enlightenment, attaining sublime enlightenment, their wisdom eye was clear; their eloquence was oceanic; their perception was co-extensive with space itself; their insight was thoroughly refined and incisive, contemplating every niche of reality from all angles and lights; they could manifest countless bodies in countless physical lands, participating in worldly activities without stepping down from their celestial dwelling places, which were outside of time. <text:s/>They were constantly present at every place in the cosmos; their omniscience was non-discriminatory, and with concentration they could enter any single stage of realization or mind-state and yet also maintain the virtues of all stages. <text:s/>They entered all the doors of universal oceans of meditative states in a single instant. <text:s/>Always, by means of the vows of universal goodness and wisdom, they caused the wisdom body of all sentient beings to be fulfilled. <text:s/>They sat in a state of perfect, unshakable meditation, and although their definitive dwelling places were beyond comprehension, they manifested countless bodies were constantly going to wherever there were sentient beings adrift on the sea of self-conceit and perverse cleverness. <text:s/>Wherever they saw sentient beings in pain and trouble, they manifested the body of a god, demi-god, a kinnara king, a titan king, a garuda king, a mahoraga king, a yaksha king, a naga king, a kumbanda king, a gandharva king, a king of the thirty-three heavens, a king of the Suyama heavens, a king of the Tushita heavens, a king of the Brahma heavens, a mountain spirit, a water spirit, a forest spirit, a fox spirit, a crop spirit, a fire spirit, an air spirit, a light spirit, an asura, a human, plant, animal, hungry ghost, or demon, as necessary to save those beings; wherever they saw sentient beings plunged in pain and sorrow, they manifested a hundred such bodies, a thousand such bodies, a hundred thousand such bodies, a million such bodies, a billion such bodies, a million billion such bodies, a trillion such bodies, a billion trillion such bodies, or as many bodies with as many enlightening faculties as were necessary to accomplish the task. <text:s/>Wherever they saw sentient beings immersed in pain and sorrow, led about by ignorance and wrong views, they entered those lands with equanimity and were present there, not begrudging their eyes, ears, teeth, nose, nor the skin of their bodies, if that was what was required to save them, and yet dwelling at all times in perfect liberation. <text:s/>As a result of their fulfillments they had attained degrees of incomparable purity called Unvariegated All-Pervading Resonance, Unshifting Networks of Interweaving Lights, Jeweled Arrays of All Colors, and so forth—the degrees of incomparable purity they had attained were as numerous as the atoms in ten billion chiliocosms; degrees of contemplative focus called Universal Light of Great Power, Unsurpassed Focus, Incomparable True Strength, and so forth—the degrees of contemplative focus they had attained were as numerous as the atoms in ten billion chiliocosms; degrees of pure knowledge called Undefiled Light, Pure Radiance, Unvariegated Resilience Everywhere, and so forth—the degrees of pure knowledge they had attained were as numerous as the atoms in ten billion chiliocosms; spheres of expanding action called Pure Vision with Boundless Light Entering All Worlds, Unencumbered Subjective Projection Going All the Way, Incisive Insight Ending Disperse Atmospheres of Thought, and so forth—the spheres of expanding action they </text:span><text:soft-page-break/><text:span text:style-name="T1">had attained were as numerous as the atoms in ten billion chiliocosms; spheres of transcendence called Showing Delightful Adornments in All Worlds, Pure Adornments of the Essential Nature of the Cosmos of Realities, Pleasant Arrays of Auspicious Signs, and so forth—the spheres of transcendence they had attained were as numerous as the atoms in ten billion chiliocosms; spheres of purposeful activity called Banner of Light of Clouds of Pure Virtue, Inconspicuous Adornments Uniting Everything, Majestic Arrays of Interweaving Light, and so forth—the spheres of purposeful activity they had attained were as numerous as the atoms in ten billion chiliocosms; spheres of constant realization called Vast Light of the Ocean of All Verities, Present in All Reflections, Jeweled Canopy of Infinite Attainment, and so forth—the spheres of constant realization they had attained were as numerous as the atoms in ten billion chiliocosms; oceans of knowledge of high intensities called Extremely Refined Effortless Vision, Adorned Networks of Resonance, Elucidating Resonance of Adorned Networks, and so forth—the oceans of knowledge of high intensities they had attained were as numerous as the atoms in ten billion chiliocosms; and so forth. <text:s/>The world systems in ten billion trillion kotis of nayuta of chiliocosms might be ground up into atoms, and the atoms counted and their number known, but the attainments and virtues of the bodhisattva-mahasattvas were incalculable. <text:s/>Even if Indra, king of the gods, were to begin counting and elucidating each one from his throne on Mount Sumeru, employing esoteric, super-symmetrical calculation techniques; even at the end of ten billion trillion myriads of kotis of nayuta asamkhyeya eons of such calculation, Indra would have tallied only the smallest fraction of the total number of the bodhisattva-mahasattva’s attainments and virtues.</text:span><text:span text:style-name="T1"/></text:p>
      <text:p text:style-name="Standard" loext:marker-style-name="T1"><text:span text:style-name="T1"><text:tab/>The bodhisattva-mahasattva Avalokiteshvara then stood up from her lotus throne and made a sign, indicating that she would speak. <text:s/>The Buddhas who were present, seeing that she had made this sign, infused her with ten kinds of enhanced invincibility, ten kinds of unfailing presence of mind, ten kinds of pure knowledge of differentiation, ten kinds of unhindered recollection, ten kinds of enhanced skill of intellect, ten kinds of enhanced incision of insight, ten kinds of invincible power, ten kinds of unfailing understanding of all situations, ten kinds of attainment of discernment and teaching by the discursive knowledge of the omniscient, ten kinds of arrays of physical, verbal, and mental adornments, ten kinds of indomitable expertise of elocution, ten kinds of penetration of the nature of reality, and ten kinds of clear faith.</text:span><text:span text:style-name="T1"/></text:p>
      <text:p text:style-name="Standard" loext:marker-style-name="T1"><text:span text:style-name="T1"><text:tab/>The bodhisattva-mahasattva Avalokiteshvara, thus infused with these abilities, then looked over the assemblage and said:</text:span><text:span text:style-name="T1"/></text:p>
      <text:p text:style-name="P2" loext:marker-style-name="T1"><text:span text:style-name="T1">“It is incorrect to say that the Autumn Portrait is reality or fiction. <text:s/>Reality and fiction have both been correctly portrayed in the Portrait. <text:s/>‘Time’ and ‘space,’ ‘fiction’ and ‘reality,’ ‘good’ and ‘evil’—these are the names of the various flames that consume the threefold Saha world. <text:s/>Nothing that has happened up to now can be distinguished from dreamstates and aesthetic representations.”</text:span><text:span text:style-name="T1"/></text:p>
      <text:p text:style-name="P2" loext:marker-style-name="T1"><text:span text:style-name="T1">The bodhisattva-mahasattva Smantabhadra, when he had heard the words spoken by Avalokiteshvara, then said, “How can we know whether or not it really happened? <text:s/>It might all be delusion.”</text:span><text:span text:style-name="T1"/></text:p>
      <text:p text:style-name="P2" loext:marker-style-name="T1"><text:span text:style-name="T1">“I was an eyewitness to the events. <text:s/>Ten thousand thousand myriad kotis of fragrant oceans of world systems to the left of where we are now assembled, there is a world called Variously Named, or Saha World, or Earth, with cities that have names like Shanghai, Peking, Los Angeles, Varanasi, Leningrad, and so forth; rivers that have names like Yangze, Ganges, Amazon, Volga, Potomac, and so forth. <text:s text:c="2"/>The Saha World is partly pure and partly impure, partly made of matter and partly made of energy. <text:s/>It is consumed by flames that have names like ‘good,’ ‘evil,’ ‘real,’ ‘not real,’ ‘subjective,’ </text:span><text:soft-page-break/><text:span text:style-name="T1">and ‘objective.’ <text:s/>Seven of its ten spatial dimensions are collapsed, and its Buddha is called Shakyamuni. <text:s/>A monk there has just attained an astounding insight. <text:s/>It would be a suitable topic for the next chapter of the Maitreya Sutra of the Sublime Law of the Future Age.”</text:span><text:span text:style-name="T1"/></text:p>
      <text:p text:style-name="P2" loext:marker-style-name="T1"><text:span text:style-name="T1">Thereupon was painted an autumn portrait of incomparable detail and likeness, depicting mountains, rivers, clouds, streamlets, brooks, forests, lakes, fields, banks of mist, meadows, sunlight, country roads, temples, villages, forest paths, distant things and nearby things, things in the middle distance, things seen distantly at first and then seen from close by, things that were seen at first from too close or too far away and then later seen from a suitable distance.</text:span><text:span text:style-name="T1"/></text:p>
      <text:p text:style-name="P2" loext:marker-style-name="T1"><text:span text:style-name="T1">At first you saw only the broad strokes of the portrait outlining the general elements: a forest here, mountains there, rivers, lakes, clouds, then details began to emerge: cedar forests, maple forests, lines of willow trees, forests of different species such as sassafras, plum trees, maples, willows, persimmon trees, cedars, and so on; there were autumn blossoms sailing to the ground, plum blossoms, orange blossoms, and so forth; there were also clouds of different kinds: towering clouds, feathery clouds, clouds of distinct shapes, clouds of indistinct shapes; there were different kinds of mountains and topography: sloping green mountains, sharp rocky mountains, mountains capped by ice and snow; there were different kinds of rivers and tributaries: broad rivers containing sandbars, jetties, and islets, rivers that cut through plains, shifting course in the rainy season, plus small streamlets, forest brooks winding through the leafy detritus and mossy rocks; there was sunlight falling through the autumn canopy at different angles, patches of sunlight on the forest floor taking different shapes through the clouds and autumn foliage; you saw that the leaves were falling and that the forest brooks sparkled in the mottled halflight of the forest floor</text:span><text:span text:style-name="T1"/></text:p>
      <text:p text:style-name="P2" loext:marker-style-name="T1"><text:span text:style-name="T1">Indeed, so exquisite, so incomparable was the likeness of the portrait that moods, dreams, silences, and the passage of time were also visible. <text:s/>Leaves flickered in the breeze and snow fell. <text:s/>The light changed.</text:span><text:span text:style-name="T1"/></text:p>
      <text:p text:style-name="P2" loext:marker-style-name="T1"><text:span text:style-name="T1">At first you saw autumn foliage and a whispering breeze in isolation from each other, then you saw </text:span><text:span text:style-name="T2">autumn foliage stirred by the whispering breeze</text:span><text:span text:style-name="T1">; first you saw sunlight and autumn canopies of leaves as separate, then you saw </text:span><text:span text:style-name="T2">mottled halflight falling across the leafy autumn detritus</text:span><text:span text:style-name="T1">; first you saw a streamlet or brook, moss-covered rocks and leafy detritus, sunlight, in isolation from each other, then you saw </text:span><text:span text:style-name="T2">a streamlet or brook winding down through the mossy rocks and leafy detritus twinkling in the mottled half-light that filters through the autumn canopy</text:span><text:span text:style-name="T1">; you saw a twinkling brook, then a forest, then sunlight; you saw mountain slopes, then valleys, valleys, then valleys filled with autumn colors, then </text:span><text:span text:style-name="T2">valleys, filled with autumn colors, draped across the mountain slopes like curtains of various autumn colors</text:span><text:span text:style-name="T1">; first you saw mountains, for example, then banks of mist, then </text:span><text:span text:style-name="T2">mountains shrouded in banks of mist</text:span><text:span text:style-name="T1">; sunlight, then autumn sunlight, autumn sunlight, then autumn sunlight at sunset, autumn sunlight at sunset, clouds, then thin slats of clouds over the horizon, then </text:span><text:span text:style-name="T2">poignant vermillion colors of clouds over the horizon at sunset</text:span><text:span text:style-name="T1">, plus a crop of wheat ripe for the harvest, plus wind; wind, then waves of wind; waves of wind, then autumn waves of wind; autumn waves of wind, then </text:span><text:span text:style-name="T2">a crop of wheat ripe for the harvest bending under the autumn waves of wind</text:span><text:span text:style-name="T1">. <text:s/>Then autumn sunlight, then </text:span><text:span text:style-name="T2">poignant vermillion slats of clouds over the flowing waves of autumn wheat.</text:span><text:span text:style-name="T1"> <text:s/>The constitutive aspects of a given aesthetic content were also the constitutive aspects of all of the other aesthetic contents of the autumn portrait, which by their permutative aspect were countless thousands of billions in number. <text:s/>By contemplating one confluence of constitutive aspects of given aesthetic </text:span><text:soft-page-break/><text:span text:style-name="T1">contents, all of the other confluences of constitutive aspects of given aesthetic aspects were contemplated.</text:span></text:p>
      <text:p text:style-name="P2" loext:marker-style-name="T1"><text:span text:style-name="T1">The eye, in contemplating the </text:span><text:span text:style-name="T2">brook twinkling in the mottled half-light beneath the autumn leaves knocked down by the wind</text:span><text:span text:style-name="T1">, was in the same instant transported to the </text:span><text:span text:style-name="T2">whispering sound of the wind on the autumn path leading up to the monastery</text:span><text:span text:style-name="T1">; in the same instant of contemplating the whispering sound of the wind on the autumn path, was transported to the </text:span><text:span text:style-name="T2">splinter of amber light slipping through the golden black tassels of curtains of hair</text:span><text:span text:style-name="T1">; in transporting to the splinter of amber light slipping through the golden black tassels of curtains of hair, was also contemplating the </text:span><text:span text:style-name="T2">beams of sunlight filtering through the autumn foliage and taking different shapes on the forest floor</text:span><text:span text:style-name="T1">; in contemplating the beams of sunlight filtering through the autumn foliage and taking different shapes on the forest floor, was transported to the </text:span><text:span text:style-name="T2">pool of rainwater that collects on the lip of a cairn in the Pagoda Forest, like a pool of light collecting on the hazel iris of an eye</text:span><text:span text:style-name="T1">; in transporting to the rainwater that collects on the lip of a cairn in the Pagoda Forest like a pool of light collecting on the hazel iris of an eye, was also contemplating the </text:span><text:span text:style-name="T2">autumn leaves that fell onto the mossy forest brook, mottled all over with patches of sunlight</text:span><text:span text:style-name="T1">; in contemplating the autumn leaves that fell onto the mossy forest brook mottled all over with patches of sunlight, was transported to the </text:span><text:span text:style-name="T2">patches of autumn sunlight that fell onto the mossy forest brook, mottled all over with autumn leaves</text:span><text:span text:style-name="T1">; in transporting to the patches of autumn sunlight that fell onto the mossy forest brook mottled all over with autumn leaves, was also contemplating the </text:span><text:span text:style-name="T2">autumn leaves on the forest path leading down to the Pagoda Forest</text:span><text:span text:style-name="T1">; in contemplating the autumn leaves on the forest path leading down to the Pagoda Forest, was transported to the </text:span><text:span text:style-name="T2">twinkling patches of mottled sunlight, mottled all over with fallen autumn leaves, on the brook</text:span><text:span text:style-name="T1">; and so forth; and it would not be possible to behold the portrait, to make clever observations about the portrait, to capture the meaning of the portrait in theories, and so forth, without becoming a part of it; seeing that from the outside it was possible to ascertain the nature of the parchment on which the portrait was painted, discerning whether it was made of rice fibers or some other fiber, where the fibers where grown, the name of the farmer who grew them, whether the farmer was happy or sad, whether the rain that year was sufficient or lacking, ascertaining the nature of the pigments used in the portrait, discerning that the mauve color is made from zinc extracted from such and such a river, that the blue color is made from lapis lazuli obtained from Persian merchants in exchange for silk, that the red color is made from oxidized ores found in such and such a river, that the yellow color is made from cadmium sulfides extracted from such and such a mountain, and so forth, but that after ascertaining all of these things it would still not be possible to behold the portrait, to make clever observations about the portrait, to capture the meaning of the portrait in theories, and so forth, and the eye was panged with vertigo at seeing this, seeing that it would not be possible to hold on to its honed ideas about reality and artifice.</text:span></text:p>
      <text:p text:style-name="P2" loext:marker-style-name="T1"><text:span text:style-name="T1">First you saw a face, then a face the color of autumn persimmons, then jets of black hair scattered over the western half of the face. <text:s/>Then horizontal slats of autumn sunlight; horizontal slats of autumn sunlight, then horizontal slats of autumn sunlight striking the western half of the face; horizontal slats of autumn sunlight striking the western half of the face, then black hair; black hair, then </text:span><text:span text:style-name="T2">curtains of black hair drawn across the western half of the face, shading the eyes from the horizontal slats of autumn sunlight that slip through the poignant vermillion colors of autumn clouds at sunset</text:span><text:span text:style-name="T1">. <text:s/>Eyes, then hazel eyes; hazel eyes, then rainwater.</text:span></text:p>
      <text:p text:style-name="P2" loext:marker-style-name="T1"><text:span text:style-name="T1">Eyes, then hazel eyes; hazel eyes, then autumn sunlight; poignant curtains of black hair turning gold and sapphire in the autumn light; then </text:span><text:span text:style-name="T2">a splinter of amber light </text:span><text:soft-page-break/><text:span text:style-name="T2">that slips through the golden black tassels of hair and collects in a little pool on the hazel iris of the eye, like rainwater that collects on the lip of a cairn.</text:span></text:p>
      <text:p text:style-name="P2" loext:marker-style-name="T1"><text:span text:style-name="T1">The relation between certain details wasn’t clear just yet, and your eye moved to another group of aesthetic details, tried out a different combination, like a shuttle that looks for a way to weave the different threads of the distaff into a pleasing pattern, and the combinatoria of permutations of details of aesthetic contents was infinite.</text:span><text:span text:style-name="T1"/></text:p>
      <text:p text:style-name="P2" loext:marker-style-name="T1"><text:span text:style-name="T1">Mottled light on the forest floor; forest halflight beneath the autumn foliage, the forest brook twinkling in the forest halflight; sound, wind, whispering sound, </text:span><text:span text:style-name="T2">whispering sound of wind</text:span><text:span text:style-name="T1">; path, autumn leaves, the monastery, cairns, and pagodas, </text:span><text:span text:style-name="T2">autumn leaves on the path that lead from the monastery to the Pagoda Forest</text:span><text:span text:style-name="T1">; whispering sound of wind, autumn leaves on the path that lead to the monastery, </text:span><text:span text:style-name="T2">the whispering sound of the wind blowing leaves along the autumn path that leads down to the Pagoda Forest</text:span><text:span text:style-name="T1">. <text:s/>Snow. <text:s/>Snow falling through the air. <text:s/>Snow covering the ground. <text:s/>The Willow Tree Line. <text:s/>Shanhaiguan Pass. <text:s/>Not far from there, the Tungiyya Valley.</text:span></text:p>
      <text:p text:style-name="P2" loext:marker-style-name="T1"><text:span text:style-name="T1">Even as the waves of the sea are always combining, changing shape, and multiplying, and by their aspect of combining, changing shape, and multiplying cannot be counted, even so were the different aesthetic details of the portrait always combining, changing shape, and multiplying, and by their aspect of combining, changing shape, and multiplying were impossible to behold, impossible to register, impossible to capture in theories, impossible to capture with clever discursive techniques.</text:span><text:span text:style-name="T1"/></text:p>
      <text:p text:style-name="P2" loext:marker-style-name="T1"><text:span text:style-name="T1">Even the bodhisattva-mahasattvas who were in the assembly, to maintain concentration, were compelled to recite the following gatha:</text:span><text:span text:style-name="T1"/></text:p>
      <text:p text:style-name="P4" loext:marker-style-name="T1"/>
      <text:p text:style-name="P2" loext:marker-style-name="T2"><text:span text:style-name="T2">This autumn portrait is just a painting</text:span><text:span text:style-name="T2"/></text:p>
      <text:p text:style-name="P2" loext:marker-style-name="T2"><text:span text:style-name="T2">And is not real.</text:span><text:span text:style-name="T2"/></text:p>
      <text:p text:style-name="P2" loext:marker-style-name="T2"><text:span text:style-name="T2">There are mountains, rivers, clouds,</text:span><text:span text:style-name="T2"/></text:p>
      <text:p text:style-name="P2" loext:marker-style-name="T2"><text:span text:style-name="T2">Depicted, but none of it is real.</text:span><text:span text:style-name="T2"/></text:p>
      <text:p text:style-name="P2" loext:marker-style-name="T1"><text:span text:style-name="T2">In fact there is only ink, pigment, and paper.</text:span><text:span text:style-name="T2"/></text:p>
      <text:p text:style-name="P3" loext:marker-style-name="T1"/>
      <text:p text:style-name="Standard" loext:marker-style-name="T1"><text:span text:style-name="T1"><text:tab/>Indeed, so exquisite was the likeness of the autumn portrait that even were you to withdraw into profound atmospheres of concentration and form the insight that </text:span><text:span text:style-name="T2">this is just a painting; nothing portrayed therein is real. <text:s/>I will digest the meaning of this portrait, appreciate its beauty, decipher its signs, and make appropriate connections among its different elements while always maintaining the distinction between reality and painting</text:span><text:span text:style-name="T1">—so exquisite, so unparalleled was the likeness of the autumn portrait that even this insight would be captured and portrayed therein.</text:span></text:p>
      <text:p text:style-name="P2" loext:marker-style-name="T1"><text:span text:style-name="T1">And the bodhisattva-mahasattvas who were in the assembly, to maintain concentration, were compelled to recite the following gatha:</text:span><text:span text:style-name="T1"/></text:p>
      <text:p text:style-name="P4" loext:marker-style-name="T1"/>
      <text:p text:style-name="P2" loext:marker-style-name="T2"><text:span text:style-name="T2">This autumn portrait is just a painting</text:span><text:span text:style-name="T2"/></text:p>
      <text:p text:style-name="P2" loext:marker-style-name="T2"><text:span text:style-name="T2">And is not real.</text:span><text:span text:style-name="T2"/></text:p>
      <text:p text:style-name="P2" loext:marker-style-name="T2"><text:span text:style-name="T2">I will digest the meaning of this portrait</text:span><text:span text:style-name="T2"/></text:p>
      <text:p text:style-name="P2" loext:marker-style-name="T2"><text:span text:style-name="T2">Always maintaining the distinction</text:span><text:span text:style-name="T2"/></text:p>
      <text:p text:style-name="P2" loext:marker-style-name="T2"><text:span text:style-name="T2">Between reality and painting,</text:span><text:span text:style-name="T2"/></text:p>
      <text:p text:style-name="P2" loext:marker-style-name="T2"><text:span text:style-name="T2">Knowing that the distinction</text:span><text:span text:style-name="T2"/></text:p>
      <text:p text:style-name="P2" loext:marker-style-name="T2"><text:span text:style-name="T2">Between reality and painting</text:span><text:span text:style-name="T2"/></text:p>
      <text:p text:style-name="P2" loext:marker-style-name="T2"><text:span text:style-name="T2">Is not real.</text:span><text:span text:style-name="T2"/></text:p>
      <text:p text:style-name="P4" loext:marker-style-name="T1"/>
      <text:p text:style-name="P2" loext:marker-style-name="T1"><text:span text:style-name="T1">Indeed, so exquisite, so incomparable was the likeness of the autumn portrait that even were you to withdraw into profound atmospheres of concentration and form </text:span><text:soft-page-break/><text:span text:style-name="T1">the insight that </text:span><text:span text:style-name="T2">this is just a painting; although there are streamlets, rivers, lakes, coniferous and deciduous forests, mountains, open fields, monasteries, stirring leaves, compelling dramatic situations, clouds, banks of mist, autumn sunlight, mountains shrouded in banks of mist, leaves turning different shades of mauve, amber, sapphire, and hazel colors, stirred by the breeze, country roads, depicted in the painting, and even though these things are depicted with such likeness that even were one to withdraw into profound atmospheres of concentration, maintain perspective and form the insight that ‘this is just a painting; nothing portrayed therein is real. <text:s/>There are streamlets, rivers, lakes, coniferous and deciduous forests, mountains, open fields, monasteries, stirring leaves, compelling dramatic situations, clouds, banks of mist, autumn sunlight, mountains shrouded in banks of mist, leaves turning different shades of mauve, amber, sapphire, and hazel colors, stirred by the breeze, country roads, and so on, depicted in this painting, but none of these things are actually there; and in fact there is just ink and paper’—so exquisite, indeed, so unparalleled is the likeness of the autumn portrait that it would capture even this equanamous observation and encompass it as another one of the objects portrayed therein</text:span><text:span text:style-name="T1">—so exquisite, indeed, so incomparable, was the likeness of the painting unto reality that even this insight would be captured and encompassed in the autumn portrait as another one of the objects portrayed therein.</text:span></text:p>
      <text:p text:style-name="Standard" loext:marker-style-name="T1"><text:span text:style-name="T1"/></text:p>
      <text:p text:style-name="P3" loext:marker-style-name="T1"/>
      <text:p text:style-name="P3" loext:marker-style-name="T1"/>
      <text:p text:style-name="P3" loext:marker-style-name="T1"/>
      <text:p text:style-name="P2" loext:marker-style-name="T1"><text:span text:style-name="T1">This is indeed a worthy topic for the Maitreya Sutra of the Sublime Law of the Future Age.”</text:span><text:span text:style-name="T1"/></text:p>
      <text:p text:style-name="P2" loext:marker-style-name="T1"><text:span text:style-name="T1">“What do you mean when you say ‘true love does not exist’?”</text:span><text:span text:style-name="T1"/></text:p>
      <text:p text:style-name="Standard" loext:marker-style-name="T1"><text:span text:style-name="T1"><text:tab/>“True love, not being real, is not real and does not exist. <text:s/>The sage knows this and therefore knows true love when he sees it.”</text:span><text:span text:style-name="T1"/></text:p>
      <text:p text:style-name="Standard" loext:marker-style-name="T1"><text:span text:style-name="T1"><text:tab/>“But if true love does not exist, then how does he see it?”</text:span><text:span text:style-name="T1"/></text:p>
      <text:p text:style-name="Standard" loext:marker-style-name="T1"><text:span text:style-name="T1"><text:tab/>“Exactly.”</text:span><text:span text:style-name="T1"/></text:p>
      <text:p text:style-name="Standard" loext:marker-style-name="T1"><text:span text:style-name="T1"><text:tab/>“I don’t get it.”</text:span><text:span text:style-name="T1"/></text:p>
      <text:p text:style-name="Standard" loext:marker-style-name="T1"><text:span text:style-name="T1"><text:tab/>“True love—which does not exist—is not real, and thus does not exist. <text:s/>Those who are wise know this, and therefore see true love where others see the only the void.”</text:span><text:span text:style-name="T1"/></text:p>
      <text:p text:style-name="P27" loext:marker-style-name="T1"><text:span text:style-name="T1">“But if true love is just the void, then there is nothing there to be called true love.”</text:span><text:span text:style-name="T1"/></text:p>
      <text:p text:style-name="P27" loext:marker-style-name="T1"><text:span text:style-name="T1">“Exactly. <text:s/>Now you have understood, even if you don’t know it yet.”</text:span><text:span text:style-name="T1"/></text:p>
      <text:p text:style-name="P27" loext:marker-style-name="T1"><text:span text:style-name="T1">“No. <text:s/>Please explain again.”</text:span><text:span text:style-name="T1"/></text:p>
      <text:p text:style-name="Standard" loext:marker-style-name="T1"><text:span text:style-name="T1"><text:tab/>“True love, real love, which we have been discussing up to now as though it were something that can be discussed and contemplated, is not real and does not actually exist. <text:s/>When I say that true love does not actually exist, I am merely revealing to you its outward characteristic, its outward sign—the hallmark by which sages and bodhisattvas recognize it and find it.”</text:span><text:span text:style-name="T1"/></text:p>
      <text:p text:style-name="Standard" loext:marker-style-name="T1"><text:span text:style-name="T1"><text:tab/>“Now I understand.”</text:span><text:span text:style-name="T1"/></text:p>
      <text:p text:style-name="P2" loext:marker-style-name="T1"><text:span text:style-name="T1">“It is as though a man were to see an object one thing when seen from a certain angle, but then another name after he had walked a few steps further and viewed it from another angle, and then yet another name after walking a few steps further and changing the angle, deeming it appropriate to call it by different names for each angle, each shade of light, each time of day, and so on, figuring that the object of his perception—the dog—is something qualitatively different, altered in its fundamental essence, by virtue of his having walked a few steps further and changed the angle from which he views it, inventing still other names for the thing for each of the possible combinations of angles, </text:span><text:soft-page-break/><text:span text:style-name="T1">distances, shades of light, times of day, and so forth. <text:s/>Just as it is unnecessary for Funes to invent so many names for a dog, so do the beings in the Saha World discriminate, differentiate, and invent too many names for one thing, discriminating between this and that, between things and non-things, calling one thing a ‘bean,’ calling another ‘artichoke’ or ‘angle;’ calling one thing ‘ocean of verities,’ calling another ‘office building’ or ‘tendential fall in the rate of profit;’ they also invent other names such as ‘dharma,’ ‘prajna,’ ‘samvega,’ ‘patala,’ ‘particulars,’ ‘universals,’ ‘stock exchange,’ ‘absolutes,’ ‘relatives,’ ‘mara,’ ‘amaravati,’ ‘death,’ ‘life,’ ‘purity,’ ‘impurity;’ they also invent other names, saying ‘here is a mote of dust,’ ‘here is a world,’ ‘here is a world system,’ ‘here is a fragrant ocean of world systems,’ ‘here is a chiliocosm of fragrant oceans of world systems,’ ‘here is a Buddha field of chiliocosms of fragrant oceans of world systems;’ they also invent other names, saying ‘here is the life of practice and discipline,’ ‘here is the path of ignorance and suffering,’ ‘here is the triple dharma seal,’ ‘here is the dharma seal of no-self,’ ‘here is the dharma seal of impermanence,’ ‘here is the dharma seal of suffering or nirvana,’ ‘nirvana is equivalent to eternal tranquility,’ ‘nirvana is not equivalent to eternal tranquility,’ ‘nirvana is samsara,’ ‘nirvana is not samsara,’ ‘nirvana is not samsara, nor is it nirvana,’ nirvana is both samsara and nirvana,’ ‘nirvana is both both samsara and nirvana, and neither samsara nor nirvana,’ ‘nirvana is neither both samsara and nirvana nor neither samsara nor nirvana,’ and so forth; they also invent other names, saying ‘here are the Four Noble Truths and the Eightfold Path,’ ‘here is suffering and delusion,’ ‘here is the arising of suffering and delusion,’ ‘here is the transcurrence of suffering and delusion,’ ‘here is the passing away of suffering and delusion,’ ‘here is the mundane path,’ ‘here is the transcendent path,’ ‘the mundane path is the same as the transcendent path,’ ‘the path of ignorance and suffering is the same as the path of practice and discipline;’ they also invent other names, saying ‘here are the Buddhas and bodhisattvas,’ ‘here are the kinnara kings,’ ‘here are the titan kings,’ ‘here are the garuda kings,’ ‘here are the mahoraga kings,’ ‘here are the yaksha kings, the naga kings, the kumbanda kings, the gandharva kings, the kings of the thirty-three heavens, the kings of the Suyama heavens, the kings of the Tushita heavens, the kings of the Brahma heavens, the mountain spirits, water spirits, forest spirits, fox spirits, crop spirits, fire spirits, air spirits, light spirits, the asuras,’ and so forth; they also invent other names, saying ‘here is the lifespan of a Buddha,’ ‘here is the lifespan of a bodhisattva,’ ‘here is the lifespan of a mahorga king,’ ‘here is the lifespan of a kinnara king, a gandharva king, an asura, naga, rakshasa, human being, animal, plant, hungry ghost, demon, fox spirit,’ and so forth; they also invent other names, saying ‘here is a kalpa of time,’ ‘here is a yojana of space,’ ‘here are the physical properties of the universe,’ ‘here are the metaphysical properties,’ ‘here are the physical properties that are the same as the metaphysical properties,’ ‘here are the physical properties that are not the same as the metaphysical properties,’ ‘here are the physical properties that are both the same and not the same as the metaphysical properties,’ ‘here are the physical properties that are neither the same nor not the same as the metaphysical properties,’ and so forth; they also invent other names, saying ‘here is space,’ ‘here is time,’ ‘here is the space that is the same as time,’ ‘here is the space that is not the same as time,’ ‘here is the space that is both the same and not the same as time,’ ‘here is the space that is neither the same nor not the same as time,’ and so forth; they also invent other names, saying ‘here are the three dimensions,’ ‘here are the four dimensions,’ ‘here are the ten dimensions,’ ‘here are the eleven dimensions,’ ‘here are the infinite dimensions,’ ‘here are the infinite infinities of dimensions,’ ‘here are the finite infinities of dimensions,’ and so forth; they also invent other names, saying, ‘here is nature of light,’ ‘here is the particle nature of light,’ ‘here is the wave nature of light,’ </text:span><text:soft-page-break/><text:span text:style-name="T1">‘here is the nature of light that is both wave and particle,’ ‘here is the nature of light that is neither wave nor particle,’ ‘here is the nature of light that is both both wave and particle and neither wave nor particle,’ ‘here is the nature of light that is neither both wave and particle nor neither wave nor particle,’ and so on. <text:s/>Thus do the sentient beings of the Saha World distinguish and discriminate what is one, like Funes the Memorious, inventing ten thousand kinds of redundant names for one thing, or like the victim of the poison arrow in the parable told to Malunkyaputta by the Buddha, who refused to take the antidote until he knew everything about the arrow that had struck him, the name of the man who had shot it, his caste, what tribe he was from, what materials the shaft of the arrow was made of, whether it was made of linden wood, oak wood, maple wood, or of some composite thereof, who had chopped down the tree, in what season, how the wood was dried and cured, what feathers were used to make the tail of the arrow, whether they were osprey feathers, falcon feathers, pheasant feathers, and so on. <text:s/>Just as the man in this tale perishes before taking the antidote, just so do sentient beings of the Saha World perish before finding liberation, preferring instead to ask tangential questions.</text:span><text:span text:style-name="T1"/></text:p>
      <text:p text:style-name="P2" loext:marker-style-name="T1"><text:span text:style-name="T1">Lion Banner of Universal Light, Light of the Supreme Lamp of Universal Virtue, Banner of Oceans of Qualities of Universal Sounds, and Realm of Enlightenment of Radiance of Universal Knowledge, Pleasing Voice of Universal Awareness, Light of Inexhaustible Virtue of Universal Purity, Manjusri, Mark of Universal Light, Great Brilliance of the Light of the Moon Reflected in the Ocean, Undefiled Treasure Store of Light of Oceans of Cloudlike Sounds, Sitigarba, Born of Wisdom and Adorned with Virtue, Sun Banner of Clouds of Universal Knowledge, Greatly Persevering with Indestructible Courage, Light Banner of Fragrant Flames, Born of Wisdom with the Light of Great Virtue, Oceanic Wisdom, Sovereign King of Occult Wisdom, Awakening Space with the Water of Truth, Fearless Lamp of All Truths, Pleasant Jewel Light, Array of Qualities of Fragrant Flames, Inexhaustible Store of Virtues of the Lamp of Supreme Light, Blue Lotus Array of Lion Light, Gold-Adorned Lapis Lazuli Light Shining Everywhere, Pure Fragrant Light of Faith, Ocean of Infinite Virtues, and Treasure Store of Exquisite Qualities, were all present, together with their retinues of tathagatas, bhikshus, once-returners, twice-returners, stream-enterers, sravakas, practitioners of the Way, and disciples, who were as numerous as atoms in ten thousand Buddha fields of world systems. <text:s/>Also present were innumberable kinnara kings, titan kings, garuda kings, mahoraga kings, yaksha kings, naga kings, kumbanda kings, gandharva kings, kings of the thirty-three heavens, kings of the Suyama heavens, kings of the Tushita heavens, kings of the Brahma heavens, mountain spirits, water spirits, forest spirits, fox spirits, crop spirits, fire spirits, air spirits, light spirits, and asuras.</text:span><text:span text:style-name="T1"/></text:p>
      <text:p text:style-name="P2" loext:marker-style-name="T1"><text:span text:style-name="T1">The bodhisattva-mahasattva Sound of Thunder in Great Trees then arose and asked, “What do you mean, O Buddha, that you appear every time the Maitreya Sutra of the Sublime Law of the Future Age reaches this degree of completion? <text:s/>Are there many such Sutras being written simultaneously in other worlds and chiliocosms? <text:s/>Does each one stand at a different stage of completion?”</text:span><text:span text:style-name="T1"/></text:p>
      <text:p text:style-name="P2" loext:marker-style-name="T1"><text:span text:style-name="T1">“The truth contained in the Sutra is immutable; seen from different angles it takes on different aspects. <text:s/>Because of the impurities, stages of perfection, and degrees of attainment of the assembly, the Sutra takes its present form of a work in progress. <text:s/>In other worlds, viewed from other angles, the Sutra has been completed or was never begun. <text:s/>From the angle where you are now situated, the Sutra takes on the aspect of not yet having been finished. <text:s/>In any case, in each instant and on each mote of dust there are countless, measureless, unspeakably many, incomparably many, incalculably many </text:span><text:soft-page-break/><text:span text:style-name="T1">assemblies of Buddhas and bodhisattvas beginning the Maitreya Sutra of the Sublime Law of the Future Age, composing the Sutra, and completing the Sutra. <text:s/>This does not nullify the different stages of perfection and degrees of attainment, however, nor the different stages of completion of the Sutra in the different worlds, angles, shades of light, times of day, and so on, arising thereon. <text:s/>Nor do the different degrees of completion of the Maitreya Sutra of the Sublime Law of the Future Age nullify or alter the timeless immutability of its always being complete.</text:span><text:span text:style-name="T1"/></text:p>
      <text:p text:style-name="P2" loext:marker-style-name="T1"><text:span text:style-name="T1">“Some worlds are wholly defiled while others are wholly pure, others still are partly pure and partly defiled; some worlds are in the process of formation, some nearing their end, others are somewhere in between; some worlds are made only of energy or light; in those places the Sutra takes on latent energy forms and space forms. <text:s/>Some worlds are made only of sound waves; in those places the Sutra manifests as a sound. <text:s/>Other worlds still are made only of leaves and wind; in those worlds the Sutra takes the form of a leaf storm. <text:s/>Some worlds are devoid of light and sound; some worlds are made of variegated arrays of nets of jewels or parasols; some worlds are made only of ticking watches; the Sutra takes on still another form in those worlds. <text:s/>Some worlds are a mixture of these characteristics while others are devoid of them all; some worlds are particular, others are universal; some worlds are subjective, others objective; some worlds are wholly in the past, others wholly in the present, others wholly in the future; some worlds contain four tenses, others ten, still others contain countless infinities of tenses and spatial dimensions. <text:s/>There are as many such worlds as there are motes of dust in ten billion Buddha fields. <text:s/>The Maitreya Sutra of the Sublime Law of the Future Age manifests in them all according to the needs of sentient beings.</text:span><text:span text:style-name="T1"/></text:p>
      <text:p text:style-name="P2" loext:marker-style-name="T1"><text:span text:style-name="T1">“Here in the Flower Bank World where you are composing the Sutra, the Sutra is known as the Maitreya Sutra of the Sublime Law of the Future Age. <text:s/>But in other worlds it is known as ‘Leaves,’ or ‘Scattered Grains of Sand,’ or ‘Distilling Worlds and Dreamstates.’ <text:s/>Viewed from the world Clouds of Light Imbued with Sublte Radiance the Sutra is being composed, while viewed from the world Manifestations of Arrays the Sutra is not being composed; viewed from the world Myriad Flowers the Sutra is being finished and adhered to, while viewed from the world Producing Arrays of Faceted Truths the Sutra is in decline and being abandoned; viewed from the world Qualities of Pure Suns the Sutra is lost; viewed from the world Repository of Flowers of Virtue the Sutra will never appear. <text:s/>Even in these worlds the Sutra has a way of manifesting, and the perceptions, views, thoughts, proclivities, needs, and degrees of attainment of sentient beings prefigure the form it takes. <text:s/>Viewed from the world Clouds of Jewels in All Quarters only a word or two of the Sutra are visible. <text:s/>In other worlds a sentence is available. <text:s/>Viewed from the world Lotus Repository of All Pearls the Sutra is satirical in tone; viewed from the world Tranquil Undefiled Light it is sardonic; viewed from the world Ubiquitous Illumination Producing Good Company it is sarcastic; viewed from the world Arrays of Facet Eye Refractions it is humorous; viewed from the world Producing the State of Awesome Power it is serious in tone; viewed from the world Diamond Facet it is ironic; viewed from the world Seas of Crystal Lights it is political; viewed from the world Constantly Producing Sapphire Light it is apolitical; viewed from the world Inexhaustible Banner of Jewel Ornaments it is well written; in other worlds it is a shitpile of hopeless prose; viewed from the world Spheres of Diamond Banners the ending is good; in other worlds the ending is bad; in other worlds the ending is mediocre; viewed from the world Flowers of Various Lights the plot turns in one direction; viewed from the world Whorls of Multicolored Frames the plot turns in another; viewed from the world Justification of Repositories of Forms the plot is simple; in other worlds the plot is sophisticated; viewed from the world Lotus Blossom of </text:span><text:soft-page-break/><text:span text:style-name="T1">Frameworks the plot is straightforward; in other worlds the plot is convoluted; in other worlds the plot is multi-layered; viewed from the world Endurance the Sutra manifests as a novel, called ‘Autumn Portrait of the Jade Maiden,’ with characters that have names like ‘Fong Tak,’ ‘Miu Tsui-fa,’ ‘Ma Yee Yuk,’ and so forth; in other worlds the sutra manifests as a novel called something else with different characters and settings; in other worlds the sutra manifests as a novel that has no characters because the literary devices of those places is different; viewed from the world Whorls of Prismatic Light the sutra manifests as a novel that has no words because there is no speech in those places; viewed from the world Manifesting Refracted Views the sutra manifests as a novel filled only with lines, circles, and other shapes because the readers in those places prefer abstraction; viewed from the world Refracting Arrays of Discursive Paradigms the sutra manifests as an unfinished novel that is never published; in other worlds the sutra manifests as a novel that is published but goes unnoticed; in other worlds the sutra manifests as a novel that is published and receives attention; in other worlds the sutra manifests as a novel that is finished but for some reason is not published; in other worlds the sutra manifests as a novel that is finished but for some reason the author throws the manuscript into the fire without publishing it; viewed from the world Interfacing Whorls of Dialectical Frameworks the author who writes the novel is attached to fame and praise; in other worlds the author is a recluse living in obscurity; viewed from the world the author receives fame and praise for writing the novel, and everyone misses the point; in other worlds the author dies in obscurity, but readers benefit because they discover the work posthumously and understand its meaning in hindsight, without attaching undue significance to the author; viewed from the world the sutra is written using a pen; viewed from the world the sutra is written using a typewriter; viewed from the world the sutra is written using a computer; viewed from the world the sutra is hewn in rock; viewed from the world the sutra is written on tablets of water; viewed from the world the sutra is transmitted orally; viewed from the world the sutra is transmitted in a single glance; viewed from the world the sutra is transmitted in a single unconscious gesture of the hand; viewed from the world the sutra is transmitted in a single conscious gesture of the hand; viewed from the world the sutra is a play; viewed from the world the sutra is a painting; viewed from the world the sutra is a beautiful poem of four stanzas; viewed from the world the sutra is a bad poem; viewed from the world the sutra manifests as a leaf; viewed from the world the sutra is a handful of gravel; viewed from the world the sutra is a mote of dust; viewed from the world the sutra is a wave in the middle of the ocean; viewed from the world the sutra is like one thing but is in fact another; viewed from the world the sutra is like a leaf but is in fact a handful of gravel; viewed from the world the sutra is like a handful of gravel but is in its essence a wave in the middle of the ocean; viewed from the world the sutra seems at first to be one thing but then turns out to be another; viewed from the world the sutra seems at first to be a novel but then turns out to be a painting; viewed from the world the sutra first appears to be a painting but then turns out to be a novel; viewed from the world the sutra seems at first to be a novel, but then turns out to be a wave in the middle of the ocean; viewed from the world the sutra first appears to be a novel in which the characters first appear to be one thing but then turn out to be another, then turns out to be novel in which the characters only appear to turn out to be something else at first but in fact turn out to stay the same; viewed from the world the sutra manifests as a painting in which the characters only seem at first to not turn out to be something different from what they first appeared but in fact turn out to be something different from what they are, and so forth; viewed from the world the sutra makes use of abstract symbols; in other worlds the sutra makes no use of abstract symbols; viewed </text:span><text:soft-page-break/><text:span text:style-name="T1">from the world the sutra makes use of abstract symbols that have various interpretations; viewed from the world the sutra makes use of abstract symbols that have only one interpretation; viewed from the world the sutra develops theories and ideas; in other worlds the sutra developes no such theories and ideas; viewed from the world the sutra develops theories and ideas and makes use of abstract symbols that are misinterpreted by readers; viewed from the world the sutra develops theories and ideas and makes use of abstract symbols that are correctly interpreted by readers; viewed from the world the sutra develops theories and ideas and makes use of abstract symbols that people think they have interpreted correctly, but in fact have not; viewed from the world the sutra develops theories and ideas and makes use of abstract symbols that people think they have misinterpreted, but in fact have interpreted correctly; viewed from the world it was correct to say that the sutra was one thing viewed from many angles; viewed from the world it was incorrect to say this; viewed from the world it was both correct and incorrect to say this; viewed from the world it was neither correct nor incorrect; viewed from the world it was both neither correct nor incorrect and both correct and incorrect to say this; viewed from the world it was neither neither correct nor incorrect nor both correct and incorrect; viewed from the world there were people who held the view that it was correct to say that was many stories viewed from one angle, regardless of whether or not this was correct; viewed from the world there were people who held the view that it was incorrect to say this, regardless of whether or not this was correct; viewed from the world there were people who held the view that it was both correct and incorrect to say this, depending on the pertinent circumstances, regardless of whether or not it was really correct to say this; viewed from the world there were people who held the view that it was neither correct nor incorrect to say this, regardless of whether or not it was correct to say this; viewed from the world there were people who held the view that it was both neither correct nor incorrect and both correct and incorrect to say this, regardless of whether or not it was correct to say this; viewed from the world there were people who held the view that it was neither neither correct nor incorrect nor both correct and incorrect, regardless of whether or not this was correct. <text:s/>There are as many such different arrays of networks of forms of manifesting of the Maitreya Sutra of the Sublime Law of the Future Age and as many such networks of arrays of worlds in which the Maitreya Sutra of the Sublime Law of the Future Age appears in its different forms as there are motes of dust in ten billion Buddha fields, and although it is said that the Sutra is seen from many different angles and in many different worlds according to the many different proclivities, abilities, practices, and skill levels of sentient beings in those worlds, in fact there are no different angles and worlds, no different proclivities, abilities, practices, and skill levels of sentient beings. <text:s/>You have asked a good question, Sound of Thunder in Great Trees, but what do you think? <text:s/>If a man were grind ten million worlds to dust and to travel from east to west carrying with him the dust of those worlds, dropping a mote of dust at the end of every eon, not stopping until he had exhausted his supply of motes of dust, would it be possible to measure the distance he had traveled at the end of his journey?”</text:span><text:span text:style-name="T1"/></text:p>
      <text:p text:style-name="P2" loext:marker-style-name="T1"><text:span text:style-name="T1">“No, Vairocana, it would not be possible.”</text:span><text:span text:style-name="T1"/></text:p>
      <text:p text:style-name="P2" loext:marker-style-name="T1"><text:span text:style-name="T1">“Likewise, the infinitely, incomparably, unspeakably, incalculably many arrays of banks of networks of forms, names, facets, essences, refractions, natures, manifestations, reflections, and outward marks of the Maitreya Sutra of the Sublime Law of the Future Age are impossible to enumerate.”</text:span><text:span text:style-name="T1"/></text:p>
      <text:p text:style-name="P2" loext:marker-style-name="T1"><text:span text:style-name="T1">The bodhisattva Pleasing Voice of Universal Awareness then rose from his lotus throne and asked, “How will it ever be possible for the srvakas, bhikshus, once-returners, twice-returners, and stream-enterers of the Saha World to read a Sutra that is </text:span><text:soft-page-break/><text:span text:style-name="T1">countless myriad kotis of nayuta tomes of fascicles in length, much less digest its meaning?”</text:span><text:span text:style-name="T1"/></text:p>
      <text:p text:style-name="Standard" loext:marker-style-name="T1"><text:span text:style-name="T1"><text:tab/>The Buddha Vairocana, seeing that the bodhisattva Pleasing Voice of Universal Awareness had asked his question for the benefit of all beings, then answered, “The bodhisattvas, having free range over all of the stages of perfection and degrees of attainment, can take a single mote of dust and manifest it to the size of a world, a world system, a fragrant ocean of world systems, a chiliocosm, a chiliocosm system, a fragrant ocean of chiliocosm systems, and so forth, containing countless beings, countless situations, countless stages of perfection and degrees of attainment, countless signs, countless natures, countless characteristics, countless qualities, countless natures contained in a single nature, countless worlds contained and manifesting in a single world, with countless signs that manifest in a single world, countless particulars manifesting in a universal, countless universals manifesting in a particular, the multiplicity of worlds not nullifying the original single world, the fact of the original single world not nullifying the appearance of countless multiplicities of worlds, the fact of the original sign not negating the presence of the countless unspeakably many myriad billions of nayuta signs manifested therefrom, the countless unspeakably many myriad billions of nayuta signs not negating the original truth of the one sign whence they manifested, and so forth; and he can take a single fraction of a second and manifest it as an hour, a day, a month, a year, a century, a millennium, an eon, a kalpa, or countless unspeakably many kalpas. <text:s/>Even so, the original mote of dust and the original fraction of a second are not destroyed by the appearance of vast spaces and vast times, nor does the brevity of the original mote of dust and original fraction of a second nullify the existence of vast stretches of space and time.</text:span><text:span text:style-name="T1"/></text:p>
      <text:p text:style-name="Standard" loext:marker-style-name="T1"><text:span text:style-name="T1"><text:tab/>“It is as the rays of sunlight circling and striking the polar mountain. <text:s/>In the summer months there are rose-colored swaths of light covering the snowy slopes of the mountain; during certain hours of the day the light falls on one side of the mountain but not on the other, and during winter these swaths of light are no longer present on any side of the mountain; in the spring those swaths of light begin to emerge again. <text:s/>The parts of the mountain that, in a given moment, receive light, are part of the nature of the condition of receiving light, while the parts of the mountain that do not receive light are part of the nature of the condition of not receiving light. <text:s/>These natures of conditions are themselves conditioned by the hours of the day and the procession of the seasons. <text:s/>Although the Saha World is part of the nature of the condition of direct Buddha wisdom and Buddha transmission not being present, it is not fixed in that nature. <text:s/>The suite of thoughts, perceptions, views, stages of perfection, and degrees of attainment of sentient beings in the Saha World have allowed for the distinct form called Saha World, or Variously Named, or Earth, or Seen from Different Angles and Lights, to arise with its distinct natures, features, outward characteristics, intrinsic essences, qualities, properties, distinctions between before and after, real and false, art and non-art, existence and non-existence, this and that, and so forth, even though none of these things is really there. <text:s/>The sentient beings perceive these imaginary things as real constraints defining their existence, and do not have free range over the stages of perfection and the degrees of attainment, holding instead to a particular degree. <text:s/>The Buddhas and bodhisattvas, having purified their views and perceptions, can range freely among the stages of perfection and degrees of attainment, not falling into delusion at any moment, not being fooled into thinking that one particular coalescence of factors is reality, or not reality, or a dream state, or not a dream state, is existing or not existing, is neither existing nor not existing, both existing and not existing, both neither existing nor </text:span><text:soft-page-break/><text:span text:style-name="T1">not existing and both existing and not existing, neither both existing and not existing nor neither existing nor not existing, and so forth.”</text:span><text:span text:style-name="T1"/></text:p>
      <text:p text:style-name="Standard" loext:marker-style-name="T1"><text:span text:style-name="T1"><text:tab/>The bodhisattva Gold-Adorned Lapis Lazuli Light Shining Everywhere then rose from his lotus throne and asked, “How will conditions change so that it becomes possible to comprehend the Maitreya Sutra of the Sublime Law of the Future Age? <text:s/>Will the sentient beings of the Saha World have longer lifetimes?”</text:span><text:span text:style-name="T1"/></text:p>
      <text:p text:style-name="Standard" loext:marker-style-name="T1"><text:span text:style-name="T1"><text:tab/>“Consider…Do you think it is possible to calculate…”</text:span><text:span text:style-name="T1"/></text:p>
      <text:p text:style-name="Standard" loext:marker-style-name="T1"><text:span text:style-name="T1"><text:tab/>“No.”</text:span><text:span text:style-name="T1"/></text:p>
      <text:p text:style-name="Standard" loext:marker-style-name="T1"><text:span text:style-name="T1"><text:tab/>The Buddha Vairocana, seeing that it was a good question, then answered, “How so, if even now a lifetime is longer or shorter than any other given moment, not longer or shorter than an eon, a second, an hour, a day, and so on? <text:s/>By the purification practices of bodhisattvas the Maitreya Sutra of the Sublime Law of the Future Age will not seem so long. <text:s/>The day will not become longer, nor will sentient beings live for more days, but having penetrated the nature of time, will have manifested countless eons in a single day. <text:s/>By this capacity of penetrating the nature of time will the sentient beings of the Saha World have enough time to read and understand the Maitreya Sutra of the Sublime Law of the Future Age, even though they do not live longer.”</text:span><text:span text:style-name="T1"/></text:p>
      <text:p text:style-name="P2" loext:marker-style-name="T1"><text:span text:style-name="T1">Looking over the assemblage in the Flower Bank World, the Buddha Vairocana, seeing that all of the bodhisattva-mahasattvas were eager to ask questions, instantly penetrated their minds and answered them all, compressing countless eons of discourse into a single instant of time. <text:s/>Even in ten billion eons of discourse it would not have been possible to answer all of the bodhisattva-mahasattva’s questions. <text:s/>The Buddha Vairocana, seeing this, invoked a sphere of radiant concentration called Sapphire Lamps of the Eye of Purity and answered all of the questions in a single instant, setting everyone’s mind at rest. <text:s/>Some of the questions were part of a system of interconnecting nets of radiant gems called Undefiled Chimes of the Eye of Meta-Knowledges; some were part of the system of networks of interconnecting tapestries of discourse called Beautiful Array of Lotus Flowers of Various Scents; some were part of the system of interconnecting tapestries of jewel facet questions called Resonating Gems Filling the Universe with a Pleasant Sound; others were jewel faceted eyes of questions called Appearing Here and There in Different Arrays; some were jewel refracted discourses called Systems of Networks of Radiant Gems, or were part of the system of networks of interweaving discursive patterns called All-Illuminating Light of Ornaments of All Jewels Facets; while others were part of systems of interweaving networks of refracting angles and perspectives interrogative gems called Diamond Store of All Meta-Refractions; there were as many such questions belonging to as many such systems of interconnecting networks of interweaving jewel refracting discursive patterns as atoms in ten billion Buddha fields of radiant chiliocosms of world systems.</text:span><text:span text:style-name="T1"/></text:p>
      <text:p text:style-name="P2" loext:marker-style-name="T1"><text:span text:style-name="T1">After answering their questions, the Buddha Vairocana returned to his stupa and sat in meditation for eighty-four thousand kalpas. <text:s/>The assembled bodhisattvas each ascended a dharma throne and preached the dharma for an equivalent period of time.</text:span><text:span text:style-name="T1"/></text:p>
      <text:p text:style-name="Standard"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PS Times" svg:font-family="'VPS 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VPS Times" fo:font-family="'VPS Time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loext:linked-style-name="Footnote_20_Text_20_Char" style:class="extra">
      <style:paragraph-properties style:punctuation-wrap="hanging" style:vertical-align="baseline"/>
      <style:text-properties style:font-name="Times New Roman" fo:font-family="'Times New Roman'"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ootnote_20_Text_20_Char" style:display-name="Footnote Text Char" style:family="text" style:parent-style-name="Default_20_Paragraph_20_Font" loext:linked-style-name="Footnot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loext:linked-style-name="Footer">
      <style:text-properties style:font-name="VPS Times" fo:font-family="'VPS Time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style style:name="MT1" style:family="text">
      <style:text-properties style:font-name="Times New Roman"/>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11"><draw:text-box fo:min-height="0in" fo:min-width="0.0161in"><text:p text:style-name="MP1" loext:marker-style-name="MT1"><text:span text:style-name="page_20_number"><text:span text:style-name="MT1"><text:page-number text:select-page="current">13</text:page-number></text:span></text:span></text:p></draw:text-box></draw:frame></text:p>
      </style:footer>
    </style:master-page>
    <style:master-page style:name="First_20_Page" style:display-name="First Page" style:page-layout-name="Mpm2" draw:style-name="Mdp1" style:next-style-name="Standard"/>
    <style:master-page style:name="Converted1" style:page-layout-name="Mpm3" draw:style-name="Mdp1">
      <style:footer>
        <text:p text:style-name="Footer"><draw:frame draw:style-name="Mfr1" draw:name="Frame3" text:anchor-type="paragraph" svg:y="0.0008in" draw:z-index="0"><draw:text-box fo:min-height="0in" fo:min-width="0.0161in"><text:p text:style-name="MP1" loext:marker-style-name="MT1"><text:span text:style-name="page_20_number"><text:span text:style-name="MT1"><text:page-number text:select-page="current">4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wner</meta:initial-creator>
    <meta:editing-cycles>4</meta:editing-cycles>
    <meta:creation-date>2011-09-28T13:06:00</meta:creation-date>
    <dc:date>2023-12-25T11:52:41.216471081</dc:date>
    <meta:editing-duration>PT1H9M43S</meta:editing-duration>
    <meta:generator>LibreOffice/7.5.5.2$Linux_X86_64 LibreOffice_project/50$Build-2</meta:generator>
    <meta:document-statistic meta:table-count="0" meta:image-count="0" meta:object-count="0" meta:page-count="13" meta:paragraph-count="65" meta:word-count="8521" meta:character-count="51540" meta:non-whitespace-character-count="42999"/>
    <meta:user-defined meta:name="AppVersion">14.0000</meta:user-defined>
    <meta:user-defined meta:name="Company">Toshiba</meta:user-defined>
    <meta:template xlink:type="simple" xlink:actuate="onRequest" xlink:title="Normal" xlink:href=""/>
  </office:meta>
</office:document-meta>
</file>